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7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68.33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72.21mm"/>
    </style:style>
    <style:style style:name="co10" style:family="table-column">
      <style:table-column-properties fo:break-before="auto" style:column-width="39.86mm"/>
    </style:style>
    <style:style style:name="co11" style:family="table-column">
      <style:table-column-properties fo:break-before="auto" style:column-width="50.09mm"/>
    </style:style>
    <style:style style:name="co12" style:family="table-column">
      <style:table-column-properties fo:break-before="auto" style:column-width="25.75mm"/>
    </style:style>
    <style:style style:name="co13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fo:color="#ff3333" style:text-position="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  <style:text-properties style:text-position=""/>
    </style:style>
    <style:style style:name="ce14" style:family="table-cell" style:parent-style-name="Default">
      <style:table-cell-properties fo:background-color="#ffcc00" fo:wrap-option="wrap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fo:background-color="#ffcc00" fo:wrap-option="wrap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wrap-option="wrap"/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cc00"/>
      <style:text-properties style:text-position="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fo:color="#ff3333" style:text-position=""/>
    </style:style>
    <style:style style:name="ce26" style:family="table-cell" style:parent-style-name="Default">
      <style:table-cell-properties fo:background-color="#ffcc00"/>
      <style:text-properties style:use-window-font-color="true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cc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cc00"/>
      <style:text-properties style:use-window-font-color="true"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cc00" fo:wrap-option="wrap"/>
      <style:text-properties style:text-position="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cc00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cc00" fo:wrap-option="wrap"/>
    </style:style>
    <style:style style:name="ce4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wrap-option="wrap"/>
      <style:text-properties fo:color="#ff3333" fo:font-weight="normal" style:font-weight-asian="normal" style:font-weight-complex="normal"/>
    </style:style>
    <style:style style:name="ce46" style:family="table-cell" style:parent-style-name="Default">
      <style:table-cell-properties fo:wrap-option="wrap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transparent" fo:wrap-option="wrap"/>
    </style:style>
    <style:style style:name="ce48" style:family="table-cell" style:parent-style-name="Default">
      <style:table-cell-properties fo:background-color="#ffcc00" fo:wrap-option="wrap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cc00" fo:wrap-option="wrap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wrap-option="wrap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6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wrap"/>
      <style:text-properties fo:color="#ff3333"/>
    </style:style>
    <style:style style:name="ce60" style:family="table-cell" style:parent-style-name="Default">
      <style:table-cell-properties fo:background-color="#ffcc00"/>
      <style:text-properties style:use-window-font-color="true"/>
    </style:style>
    <style:style style:name="ce61" style:family="table-cell" style:parent-style-name="Default" style:data-style-name="N113"/>
    <style:style style:name="ce62" style:family="table-cell" style:parent-style-name="Default" style:data-style-name="N113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7"/>
        <table:table-column table:style-name="co7" table:default-cell-style-name="Default"/>
        <table:table-column table:style-name="co3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8" office:value-type="string" calcext:value-type="string">
            <text:p>Description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Unit (£)</text:p>
          </table:table-cell>
          <table:table-cell table:style-name="ce19" office:value-type="string" calcext:value-type="string">
            <text:p>Total (£)</text:p>
          </table:table-cell>
          <table:table-cell table:style-name="ce8" office:value-type="string" calcext:value-type="string">
            <text:p>Link</text:p>
          </table:table-cell>
          <table:table-cell table:style-name="ce1" office:value-type="string" calcext:value-type="string">
            <text:p>Qty Neede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aterial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9" office:value-type="string" calcext:value-type="string">
            <text:p>Hobbarts 9mm Panel LaserPly 800x4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Sheet1.C6]*[Sheet1.D6]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hobarts.com/sheet-materials/wood/wood:-laserply-birch-plywood_124_15_56/9mm-laser-grade-birch-plywood-p-392.html" xlink:type="simple">https://hobarts.com/sheet-materials/wood/wood:-laserply-birch-plywood_124_15_56/9mm-laser-grade-birch-plywood-p-392.html</text:a></text:p>
          </table:table-cell>
          <table:table-cell table:style-name="ce2"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Black Acrylic Sheet 600 x 4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.15" calcext:value-type="float">
            <text:p>7.15</text:p>
          </table:table-cell>
          <table:table-cell table:style-name="ce20" table:formula="of:=[Sheet1.C7]*[Sheet1.D7]" office:value-type="float" office:value="0" calcext:value-type="float">
            <text:p>0</text:p>
          </table:table-cell>
          <table:table-cell table:style-name="ce9" office:value-type="string" calcext:value-type="string">
            <text:p><text:a xlink:href="https://hobarts.com/sheet-materials/acrylic/acrylic-sheet-solid-colours_124_7_4/3mm-black-cast-acrylic-p-906.html" xlink:type="simple">https://hobarts.com/sheet-materials/acrylic/acrylic-sheet-solid-colours_124_7_4/3mm-black-cast-acrylic-p-906.html</text:a></text:p>
          </table:table-cell>
          <table:table-cell table:style-name="ce2"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GT2 Timing Belt – 2meter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49" calcext:value-type="float">
            <text:p>4.49</text:p>
          </table:table-cell>
          <table:table-cell table:style-name="ce20" table:formula="of:=[Sheet1.C8]*[Sheet1.D8]" office:value-type="float" office:value="0" calcext:value-type="float">
            <text:p>0</text:p>
          </table:table-cell>
          <table:table-cell table:style-name="ce9" office:value-type="string" calcext:value-type="string">
            <text:p><text:a xlink:href="http://www.amazon.co.uk/Meters-Timing-Printing-Printer-Reprap/dp/B00WR9993Q/ref=sr_1_1?ie=UTF8&amp;qid=1433635067&amp;sr=8-1&amp;keywords=GT2+Timing+Belt" xlink:type="simple">http://www.amazon.co.uk/Meters-Timing-Printing-Printer-Reprap/dp/B00WR9993Q/ref=sr_1_1?ie=UTF8&amp;qid=1433635067&amp;sr=8-1&amp;keywords=GT2+Timing+Belt</text:a></text:p>
          </table:table-cell>
          <table:table-cell table:style-name="ce2"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5" office:value-type="string" calcext:value-type="string">
            <text:p>TODO check how much of the above is need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Electronics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Arduino D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21" table:formula="of:=[Sheet1.C12]*[Sheet1.D12]" office:value-type="float" office:value="0" calcext:value-type="float">
            <text:p>0</text:p>
          </table:table-cell>
          <table:table-cell office:value-type="string" calcext:value-type="string">
            <text:p><text:a xlink:href="http://www.amazon.co.uk/367/dp/B00A6C3JN2/ref=sr_1_1?ie=UTF8&amp;qid=1433514653&amp;sr=8-1&amp;keywords=arduino+due" xlink:type="simple">http://www.amazon.co.uk/367/dp/B00A6C3JN2/ref=sr_1_1?ie=UTF8&amp;qid=1433514653&amp;sr=8-1&amp;keywords=arduino+due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TODO Stepper Controllers</text:p>
          </table:table-cell>
          <table:table-cell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tepper Motor Driver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table:style-name="ce21" table:formula="of:=[Sheet1.C14]*[Sheet1.D14]" office:value-type="float" office:value="0" calcext:value-type="float">
            <text:p>0</text:p>
          </table:table-cell>
          <table:table-cell office:value-type="string" calcext:value-type="string">
            <text:p><text:a xlink:href="https://www.sparkfun.com/products/12779" xlink:type="simple">https://www.sparkfun.com/products/12779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S5048 Encoder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style-name="ce21" table:formula="of:=[Sheet1.C15]*[Sheet1.D15]" office:value-type="float" office:value="0" calcext:value-type="float">
            <text:p>0</text:p>
          </table:table-cell>
          <table:table-cell office:value-type="string" calcext:value-type="string">
            <text:p><text:a xlink:href="http://www.digikey.com/product-detail/en/AS5048B-HTSP-500/AS5048B-HTSP-500TR-ND/3188616" xlink:type="simple">http://www.digikey.com/product-detail/en/AS5048B-HTSP-500/AS5048B-HTSP-500TR-ND/3188616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gnet for Encoder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style-name="ce21" table:formula="of:=[Sheet1.C16]*[Sheet1.D16]" office:value-type="float" office:value="0" calcext:value-type="float">
            <text:p>0</text:p>
          </table:table-cell>
          <table:table-cell office:value-type="string" calcext:value-type="string">
            <text:p><text:a xlink:href="http://www.ams.com/eng/Products/Position-Sensors/Magnets/AS5000-MD6SH-1" xlink:type="simple">http://www.ams.com/eng/Products/Position-Sensors/Magnets/AS5000-MD6SH-1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Open Build Parts</text:p>
          </table:table-cell>
          <table:table-cell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70mm x 165mm x 12mm Aluminium Plate</text:p>
          </table:table-cell>
          <table:table-cell office:value-type="float" office:value="0" calcext:value-type="float">
            <text:p>0</text:p>
          </table:table-cell>
          <table:table-cell office:value-type="float" office:value="19.15" calcext:value-type="float">
            <text:p>19.15</text:p>
          </table:table-cell>
          <table:table-cell table:style-name="ce21" table:formula="of:=[Sheet1.C19]*[Sheet1.D19]" office:value-type="float" office:value="0" calcext:value-type="float">
            <text:p>0</text:p>
          </table:table-cell>
          <table:table-cell office:value-type="string" calcext:value-type="string">
            <text:p><text:a xlink:href="http://www.ebay.co.uk/itm/270mm-x-165mm-x-12mm-Aluminium-Plate-Sheet-Grade-6082-T651-HE30/261885689580?_trksid=p2141725.c100338.m3726&amp;_trkparms=aid%3D222007%26algo%3DSIC.MBE%26ao%3D1%26asc%3D20141212152715%26meid%3D94a31ef6aa324412a77fd0a34419e4d6%26pid%3D100338%26rk%3D1%26rkt%3D30%26sd%3D261885703958" xlink:type="simple">http://www.ebay.co.uk/itm/270mm-x-165mm-x-12mm-Aluminium-Plate-Sheet-Grade-6082-T651-HE30/261885689580?_trksid=p2141725.c100338.m3726&amp;_trkparms=aid%3D222007%26algo%3DSIC.MBE%26ao%3D1%26asc%3D20141212152715%26meid%3D94a31ef6aa324412a77fd0a34419e4d6%26pid%3D100338%26rk%3D1%26rkt%3D30%26sd%3D261885703958</text:a></text:p>
          </table:table-cell>
          <table:table-cell/>
          <table:table-cell office:value-type="string" calcext:value-type="string">
            <text:p>This should cover the end plates for the C Beam, and leave 120 x 160 spar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treme mini Wheel Kit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style-name="ce21" table:formula="of:=[Sheet1.C20]*[Sheet1.D20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xtreme-mini-v-wheel-kit/?page_context=category&amp;faceted_search=0" xlink:type="simple">http://openbuildspartstore.com/xtreme-mini-v-wheel-kit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lrin mini Wheel Kit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style-name="ce21" table:formula="of:=[Sheet1.C21]*[Sheet1.D21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delrin-mini-v-wheel-kit/?page_context=category&amp;faceted_search=0" xlink:type="simple">http://openbuildspartstore.com/delrin-mini-v-wheel-kit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ack V-Slot Linear Rail 20x40 500mm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table:style-name="ce21" table:formula="of:=[Sheet1.C22]*[Sheet1.D22]" office:value-type="float" office:value="4.66" calcext:value-type="float">
            <text:p>4.66</text:p>
          </table:table-cell>
          <table:table-cell office:value-type="string" calcext:value-type="string">
            <text:p><text:a xlink:href="http://openbuildspartstore.com/black-v-slot-linear-rail/?page_context=brand&amp;faceted_search=0" xlink:type="simple">http://openbuildspartstore.com/black-v-slot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ack V-Slot Linear Rail 20x60 500mm</text:p>
          </table:table-cell>
          <table:table-cell office:value-type="float" office:value="2" calcext:value-type="float">
            <text:p>2</text:p>
          </table:table-cell>
          <table:table-cell office:value-type="float" office:value="5.54" calcext:value-type="float">
            <text:p>5.54</text:p>
          </table:table-cell>
          <table:table-cell table:style-name="ce21" table:formula="of:=[Sheet1.C23]*[Sheet1.D23]" office:value-type="float" office:value="11.08" calcext:value-type="float">
            <text:p>11.08</text:p>
          </table:table-cell>
          <table:table-cell office:value-type="string" calcext:value-type="string">
            <text:p><text:a xlink:href="http://openbuildspartstore.com/black-v-slot-linear-rail/?page_context=brand&amp;faceted_search=0" xlink:type="simple">http://openbuildspartstore.com/black-v-slot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Linear Rail 250mm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table:style-name="ce21" table:formula="of:=[Sheet1.C24]*[Sheet1.D24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linear-rail/?page_context=brand&amp;faceted_search=0" xlink:type="simple">http://openbuildspartstore.com/c-beam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Linear Rail 500mm</text:p>
          </table:table-cell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table:style-name="ce21" table:formula="of:=[Sheet1.C25]*[Sheet1.D25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linear-rail/?page_context=brand&amp;faceted_search=0" xlink:type="simple">http://openbuildspartstore.com/c-beam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Gantry Plate</text:p>
          </table:table-cell>
          <table:table-cell office:value-type="float" office:value="0" calcext:value-type="float">
            <text:p>0</text:p>
          </table:table-cell>
          <table:table-cell office:value-type="float" office:value="6.13" calcext:value-type="float">
            <text:p>6.13</text:p>
          </table:table-cell>
          <table:table-cell table:style-name="ce21" table:formula="of:=[Sheet1.C26]*[Sheet1.D26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gantry-plate/?page_context=category&amp;faceted_search=0" xlink:type="simple">http://openbuildspartstore.com/c-beam-gantry-plate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End Mount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style-name="ce21" table:formula="of:=[Sheet1.C27]*[Sheet1.D27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end-mount/?page_context=category&amp;faceted_search=0" xlink:type="simple">http://openbuildspartstore.com/c-beam-end-mount/?page_context=category&amp;faceted_search=0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 table:number-columns-repeated="4"/>
          <table:table-cell table:style-name="ce19" table:formula="of:=SUM([Sheet1.E4:.E28])" office:value-type="float" office:value="15.74" calcext:value-type="float">
            <text:p>15.74</text:p>
          </table:table-cell>
          <table:table-cell table:style-name="ce8" office:value-type="string" calcext:value-type="string">
            <text:p>Grand Tota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9"/>
          <table:table-cell table:style-name="ce8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9"/>
          <table:table-cell table:style-name="ce8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Robot Digg</text:p>
          </table:table-cell>
          <table:table-cell table:number-columns-repeated="2"/>
          <table:table-cell table:style-name="ce19"/>
          <table:table-cell table:style-name="ce8"/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Anti-backlash Nut for Tr8*8 Leadscrew</text:p>
          </table:table-cell>
          <table:table-cell office:value-type="float" office:value="1" calcext:value-type="float">
            <text:p>1</text:p>
          </table:table-cell>
          <table:table-cell office:value-type="float" office:value="7.72" calcext:value-type="float">
            <text:p>7.72</text:p>
          </table:table-cell>
          <table:table-cell table:style-name="ce21" table:formula="of:=[Sheet1.C33]*[Sheet1.D33]" office:value-type="float" office:value="7.72" calcext:value-type="float">
            <text:p>7.72</text:p>
          </table:table-cell>
          <table:table-cell table:style-name="ce10" office:value-type="string" calcext:value-type="string">
            <text:p><text:a xlink:href="http://www.robotdigg.com/product/18/Anti-backlash-Nut-for-Tr8*8-Leadscrew" xlink:type="simple">http://www.robotdigg.com/product/18/Anti-backlash-Nut-for-Tr8*8-Leadscrew</text:a>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19"/>
          <table:table-cell table:style-name="ce8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ce19"/>
          <table:table-cell table:style-name="ce8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Bearings / Ro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ear Rod M8mm x 600m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formula="of:=[Sheet1.C41]*[Sheet1.D41]" office:value-type="float" office:value="0" calcext:value-type="float">
            <text:p>0</text:p>
          </table:table-cell>
          <table:table-cell office:value-type="string" calcext:value-type="string">
            <text:p><text:a xlink:href="http://www.amazon.co.uk/Stainless-Steel-Rod-Round-600mm/dp/B00C2PTPC0/ref=sr_1_1?ie=UTF8&amp;qid=1432321041&amp;sr=8-1&amp;keywords=rod+8+x+600mm" xlink:type="simple">http://www.amazon.co.uk/Stainless-Steel-Rod-Round-600mm/dp/B00C2PTPC0/ref=sr_1_1?ie=UTF8&amp;qid=1432321041&amp;sr=8-1&amp;keywords=rod+8+x+600mm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readed Rod M8mm x 500mm 2 pack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table:formula="of:=[Sheet1.C42]*[Sheet1.D42]" office:value-type="float" office:value="0" calcext:value-type="float">
            <text:p>0</text:p>
          </table:table-cell>
          <table:table-cell office:value-type="string" calcext:value-type="string">
            <text:p><text:a xlink:href="http://www.wickes.co.uk/Wickes-Threaded-Rod-M8x500mm-Pack-2/p/511122" xlink:type="simple">http://www.wickes.co.uk/Wickes-Threaded-Rod-M8x500mm-Pack-2/p/511122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3" office:value-type="string" calcext:value-type="string">
            <text:p>Radial Ball Bearings 608ZZ Set of 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.39" calcext:value-type="float">
            <text:p>5.39</text:p>
          </table:table-cell>
          <table:table-cell table:style-name="ce21" table:formula="of:=[Sheet1.C43]*[Sheet1.D43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www.adafruit.com/products/1178" xlink:type="simple">https://www.adafruit.com/products/1178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del used on Solidworks = ISO 108, 22mm outer diameter, 8mm inner diameter, 7mm thick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office:value-type="string" calcext:value-type="string">
            <text:p>Linear Bearing 8mm LM8UU x1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9" calcext:value-type="float">
            <text:p>6.99</text:p>
          </table:table-cell>
          <table:table-cell table:style-name="ce21" table:formula="of:=[Sheet1.C44]*[Sheet1.D44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://www.amazon.co.uk/gp/product/B009HW409O?psc=1&amp;redirect=true&amp;ref_=oh_aui_detailpage_o00_s00" xlink:type="simple">http://www.amazon.co.uk/gp/product/B009HW409O?psc=1&amp;redirect=true&amp;ref_=oh_aui_detailpage_o00_s00</text:a>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ith Cheap chinese ones, some will be duds, adafruit provide best ones</text:p>
          </table:table-cell>
          <table:table-cell table:style-name="ce3" table:number-columns-repeated="1016"/>
        </table:table-row>
        <table:table-row table:style-name="ro2">
          <table:table-cell/>
          <table:table-cell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formula="of:=[Sheet1.C45]*[Sheet1.D45]" office:value-type="float" office:value="0" calcext:value-type="float">
            <text:p>0</text:p>
          </table:table-cell>
          <table:table-cell office:value-type="string" calcext:value-type="string">
            <text:p><text:a xlink:href="https://www.adafruit.com/products/1181" xlink:type="simple">https://www.adafruit.com/products/1181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[Sheet1.C46]*[Sheet1.D46]" office:value-type="float" office:value="0" calcext:value-type="float">
            <text:p>0</text:p>
          </table:table-cell>
          <table:table-cell office:value-type="string" calcext:value-type="string">
            <text:p><text:a xlink:href="http://www.robotdigg.com/product/23/GT2-Pulley-20-Teeth-8mm-Bore" xlink:type="simple">http://www.robotdigg.com/product/23/GT2-Pulley-20-Teeth-8mm-Bore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Motors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3" office:value-type="string" calcext:value-type="string">
            <text:p>Stepper Moto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.59" calcext:value-type="float">
            <text:p>11.59</text:p>
          </table:table-cell>
          <table:table-cell table:style-name="ce21" table:formula="of:=[Sheet1.C49]*[Sheet1.D49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www.sparkfun.com/products/9238" xlink:type="simple">https://www.sparkfun.com/products/9238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0 Steps NEMA-17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13" office:value-type="string" calcext:value-type="string">
            <text:p>Stepper Motor Mount / Screw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.94" calcext:value-type="float">
            <text:p>6.94</text:p>
          </table:table-cell>
          <table:table-cell table:style-name="ce21" table:formula="of:=[Sheet1.C50]*[Sheet1.D50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www.adafruit.com/products/1297" xlink:type="simple">https://www.adafruit.com/products/1297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13" office:value-type="string" calcext:value-type="string">
            <text:p>Stepper Coupler 5mm – 8m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.84" calcext:value-type="float">
            <text:p>3.84</text:p>
          </table:table-cell>
          <table:table-cell table:style-name="ce21" table:formula="of:=[Sheet1.C51]*[Sheet1.D51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www.adafruit.com/products/1176" xlink:type="simple">https://www.adafruit.com/products/1176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Screws / Nuts </text:p>
          </table:table-cell>
          <table:table-cell table:number-columns-repeated="5"/>
          <table:table-cell office:value-type="string" calcext:value-type="string">
            <text:p>Sourced from DBA Hardware / Bolt Base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3 x 40mm len x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16" calcext:value-type="float">
            <text:p>2.16</text:p>
          </table:table-cell>
          <table:table-cell table:style-name="ce20" table:formula="of:=[Sheet1.C54]*[Sheet1.D54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www.amazon.co.uk/Bolt-Base-Stainless-Steel-Socket/dp/B00B3RLEHM/ref=sr_1_12?ie=UTF8&amp;qid=1433518116&amp;sr=8-12&amp;keywords=M3+40mm+bolt" xlink:type="simple">http://www.amazon.co.uk/Bolt-Base-Stainless-Steel-Socket/dp/B00B3RLEHM/ref=sr_1_12?ie=UTF8&amp;qid=1433518116&amp;sr=8-12&amp;keywords=M3+40mm+bolt</text:a>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3 x 20mm len x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32" calcext:value-type="float">
            <text:p>0.32</text:p>
          </table:table-cell>
          <table:table-cell table:style-name="ce20" table:formula="of:=[Sheet1.C55]*[Sheet1.D55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www.amazon.co.uk/Socket-Bolts-Stainless-Screws-Delivery/dp/B00A6YUCQC/ref=sr_1_fkmr3_1?ie=UTF8&amp;qid=1433527461&amp;sr=8-1-fkmr3&amp;keywords=M3+15mm+bolt+DBA+hardware" xlink:type="simple">http://www.amazon.co.uk/Socket-Bolts-Stainless-Screws-Delivery/dp/B00A6YUCQC/ref=sr_1_fkmr3_1?ie=UTF8&amp;qid=1433527461&amp;sr=8-1-fkmr3&amp;keywords=M3+15mm+bolt+DBA+hardware</text:a>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3 x 8mm len x 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93" calcext:value-type="float">
            <text:p>1.93</text:p>
          </table:table-cell>
          <table:table-cell table:style-name="ce20" table:formula="of:=[Sheet1.C56]*[Sheet1.D56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www.amazon.co.uk/Tensile-Button-Setscrew-Socket-Screws/dp/B00HUVT3SM/ref=sr_1_8?ie=UTF8&amp;qid=1433535555&amp;sr=8-8&amp;keywords=M3+socket+DBA+Hardware" xlink:type="simple">http://www.amazon.co.uk/Tensile-Button-Setscrew-Socket-Screws/dp/B00HUVT3SM/ref=sr_1_8?ie=UTF8&amp;qid=1433535555&amp;sr=8-8&amp;keywords=M3+socket+DBA+Hardware</text:a>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LockNuts – M3 x 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99" calcext:value-type="float">
            <text:p>1.99</text:p>
          </table:table-cell>
          <table:table-cell table:style-name="ce20" table:formula="of:=[Sheet1.C57]*[Sheet1.D57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www.amazon.co.uk/Nyloc-Nylon-Insert-Stainless-Delivery/dp/B00A6ED8MM/ref=sr_1_sc_1?ie=UTF8&amp;qid=1433518303&amp;sr=8-1-spell&amp;keywords=Locknuts+M3+DBA+Hardware" xlink:type="simple">http://www.amazon.co.uk/Nyloc-Nylon-Insert-Stainless-Delivery/dp/B00A6ED8MM/ref=sr_1_sc_1?ie=UTF8&amp;qid=1433518303&amp;sr=8-1-spell&amp;keywords=Locknuts+M3+DBA+Hardwar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Washers – M3 x 7mm dia x 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68" calcext:value-type="float">
            <text:p>1.68</text:p>
          </table:table-cell>
          <table:table-cell table:style-name="ce20" table:formula="of:=[Sheet1.C58]*[Sheet1.D58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www.amazon.co.uk/Washer-3-2mm-Stainless-Washers-Delivery/dp/B00A6PGHC4/ref=sr_1_3?ie=UTF8&amp;qid=1433518369&amp;sr=8-3&amp;keywords=washers+M3+DBA+Hardware" xlink:type="simple">http://www.amazon.co.uk/Washer-3-2mm-Stainless-Washers-Delivery/dp/B00A6PGHC4/ref=sr_1_3?ie=UTF8&amp;qid=1433518369&amp;sr=8-3&amp;keywords=washers+M3+DBA+Hardwar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string" calcext:value-type="string">
            <text:p>In solidworks used ISO Washer 7092 SmallGrade</text:p>
          </table:table-cell>
          <table:table-cell table:style-name="ce4" table:number-columns-repeated="1016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4 x 20mm len x 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62" calcext:value-type="float">
            <text:p>1.62</text:p>
          </table:table-cell>
          <table:table-cell table:style-name="ce20" table:formula="of:=[Sheet1.C59]*[Sheet1.D59]" office:value-type="float" office:value="0" calcext:value-type="float">
            <text:p>0</text:p>
          </table:table-cell>
          <table:table-cell table:style-name="ce14" office:value-type="string" calcext:value-type="string">
            <text:p><text:a xlink:href="http://www.amazon.co.uk/Button-Screws-Stainless-Socket-Delivery/dp/B00A7BUO1C/ref=sr_1_8?ie=UTF8&amp;qid=1433534992&amp;sr=8-8&amp;keywords=M4+socket+DBA+Hardware" xlink:type="simple">http://www.amazon.co.uk/Button-Screws-Stainless-Socket-Delivery/dp/B00A7BUO1C/ref=sr_1_8?ie=UTF8&amp;qid=1433534992&amp;sr=8-8&amp;keywords=M4+socket+DBA+Hardware</text:a>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4" table:number-columns-repeated="1016"/>
        </table:table-row>
        <table:table-row table:style-name="ro2">
          <table:table-cell table:style-name="ce5"/>
          <table:table-cell table:style-name="ce15" office:value-type="string" calcext:value-type="string">
            <text:p>Washers – M4 x 9mm dia x 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55" calcext:value-type="float">
            <text:p>1.55</text:p>
          </table:table-cell>
          <table:table-cell table:style-name="ce20" table:formula="of:=[Sheet1.C60]*[Sheet1.D60]" office:value-type="float" office:value="0" calcext:value-type="float">
            <text:p>0</text:p>
          </table:table-cell>
          <table:table-cell table:style-name="ce15" office:value-type="string" calcext:value-type="string">
            <text:p><text:a xlink:href="http://www.amazon.co.uk/Washer-4-3mm-Stainless-Washers-Delivery/dp/B00A6PILR8/ref=sr_1_2?ie=UTF8&amp;qid=1433535936&amp;sr=8-2&amp;keywords=M4+washer+DBA+Hardware" xlink:type="simple">http://www.amazon.co.uk/Washer-4-3mm-Stainless-Washers-Delivery/dp/B00A6PILR8/ref=sr_1_2?ie=UTF8&amp;qid=1433535936&amp;sr=8-2&amp;keywords=M4+washer+DBA+Hardware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26"/>
          <table:table-cell table:style-name="ce5" table:number-columns-repeated="1016"/>
        </table:table-row>
        <table:table-row table:style-name="ro2">
          <table:table-cell table:style-name="ce5"/>
          <table:table-cell table:style-name="ce14" office:value-type="string" calcext:value-type="string">
            <text:p>Nuts – M4 x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.4" calcext:value-type="float">
            <text:p>1.4</text:p>
          </table:table-cell>
          <table:table-cell table:style-name="ce20" table:formula="of:=[Sheet1.C61]*[Sheet1.D61]" office:value-type="float" office:value="0" calcext:value-type="float">
            <text:p>0</text:p>
          </table:table-cell>
          <table:table-cell table:style-name="ce15" office:value-type="string" calcext:value-type="string">
            <text:p><text:a xlink:href="http://www.amazon.co.uk/Full-Stainless-Steel-Hexagon-Delivery/dp/B00A6G5H0G/ref=sr_1_4?ie=UTF8&amp;qid=1433536128&amp;sr=8-4&amp;keywords=M4+nuts+DBA+Hardware" xlink:type="simple">http://www.amazon.co.uk/Full-Stainless-Steel-Hexagon-Delivery/dp/B00A6G5H0G/ref=sr_1_4?ie=UTF8&amp;qid=1433536128&amp;sr=8-4&amp;keywords=M4+nuts+DBA+Hardware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26"/>
          <table:table-cell table:style-name="ce5" table:number-columns-repeated="1016"/>
        </table:table-row>
        <table:table-row table:style-name="ro2">
          <table:table-cell table:style-name="ce6"/>
          <table:table-cell table:style-name="ce16" office:value-type="string" calcext:value-type="string">
            <text:p>Washers – M8 x 16dia x 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95" calcext:value-type="float">
            <text:p>1.95</text:p>
          </table:table-cell>
          <table:table-cell table:style-name="ce21" table:formula="of:=[Sheet1.C62]*[Sheet1.D62]" office:value-type="float" office:value="0" calcext:value-type="float">
            <text:p>0</text:p>
          </table:table-cell>
          <table:table-cell table:style-name="ce16" office:value-type="string" calcext:value-type="string">
            <text:p><text:a xlink:href="http://www.amazon.co.uk/Washer-8-4mm-Stainless-Washers-Delivery/dp/B00A6PS2QI/ref=sr_1_2?ie=UTF8&amp;qid=1433516514&amp;sr=8-2&amp;keywords=M8+washers+DBA+Hardware" xlink:type="simple">http://www.amazon.co.uk/Washer-8-4mm-Stainless-Washers-Delivery/dp/B00A6PS2QI/ref=sr_1_2?ie=UTF8&amp;qid=1433516514&amp;sr=8-2&amp;keywords=M8+washers+DBA+Hardware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In solidworks used ISO Washer 7091 NormalGrade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table:style-name="ce16" office:value-type="string" calcext:value-type="string">
            <text:p>LockNuts – M8 x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2" calcext:value-type="float">
            <text:p>2.2</text:p>
          </table:table-cell>
          <table:table-cell table:style-name="ce21" table:formula="of:=[Sheet1.C63]*[Sheet1.D63]" office:value-type="float" office:value="0" calcext:value-type="float">
            <text:p>0</text:p>
          </table:table-cell>
          <table:table-cell table:style-name="ce16" office:value-type="string" calcext:value-type="string">
            <text:p><text:a xlink:href="http://www.amazon.co.uk/Nyloc-Nylon-Insert-Stainless-Delivery/dp/B00A6FI2GS/ref=sr_1_1?ie=UTF8&amp;qid=1433534673&amp;sr=8-1&amp;keywords=M8+nut+DBA+Hardware" xlink:type="simple">http://www.amazon.co.uk/Nyloc-Nylon-Insert-Stainless-Delivery/dp/B00A6FI2GS/ref=sr_1_1?ie=UTF8&amp;qid=1433534673&amp;sr=8-1&amp;keywords=M8+nut+DBA+Hardware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16" office:value-type="string" calcext:value-type="string">
            <text:p>Nuts – M8 x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85" calcext:value-type="float">
            <text:p>1.85</text:p>
          </table:table-cell>
          <table:table-cell table:style-name="ce21" table:formula="of:=[Sheet1.C64]*[Sheet1.D64]" office:value-type="float" office:value="0" calcext:value-type="float">
            <text:p>0</text:p>
          </table:table-cell>
          <table:table-cell table:style-name="ce16" office:value-type="string" calcext:value-type="string">
            <text:p><text:a xlink:href="http://www.amazon.co.uk/Full-Stainless-Steel-Hexagon-Delivery/dp/B00A6GAIC8/ref=sr_1_3?ie=UTF8&amp;qid=1433534673&amp;sr=8-3&amp;keywords=M8+nut+DBA+Hardware" xlink:type="simple">http://www.amazon.co.uk/Full-Stainless-Steel-Hexagon-Delivery/dp/B00A6GAIC8/ref=sr_1_3?ie=UTF8&amp;qid=1433534673&amp;sr=8-3&amp;keywords=M8+nut+DBA+Hardware</text:a>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Assorted Springs (need 2 x 8mm)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.99" calcext:value-type="float">
            <text:p>9.99</text:p>
          </table:table-cell>
          <table:table-cell table:style-name="ce21" table:formula="of:=[Sheet1.C65]*[Sheet1.D65]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://www.clasohlson.com/uk/Assorted-Springs/31-2132" xlink:type="simple">http://www.clasohlson.com/uk/Assorted-Springs/31-2132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A – Xaxis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ocket Head Bolts – M3 x 4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8 x 15.5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Assorted Springs 8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D – Xaxis Bas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ocket Head Bolts – M3 x 2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adial Ball Bearings 608Z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Lock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D – Stepper Mount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Socket Head Bolts – M3 x 8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Socket Head Bolts – M4 x 2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Washers – M4 x 9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Nuts – M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D – Pulley Mount1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ocket Head Bolts – M3 x 4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adial Ball Bearings 608Z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4"/>
          <table:table-cell table:style-name="ce19" table:formula="of:=SUM([Sheet1.E4:.E97])" office:value-type="float" office:value="39.2" calcext:value-type="float">
            <text:p>39.2</text:p>
          </table:table-cell>
          <table:table-cell table:style-name="ce8" office:value-type="string" calcext:value-type="string">
            <text:p>Grand 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nk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diydata.com/information/screwholes/screwholes.php" xlink:type="simple">http://www.diydata.com/information/screwholes/screwholes.ph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trfastenings.com/pages/Tapping+Sizes+and+Clearance+Holes" xlink:type="simple">http://www.trfastenings.com/pages/Tapping+Sizes+and+Clearance+Hol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docs.google.com/spreadsheets/d/1oVcTCycR9qHi5JeS0x5Of-aC_XsIiMkX0GsWGpkmOUA/edit#gid=0" xlink:type="simple">https://docs.google.com/spreadsheets/d/1oVcTCycR9qHi5JeS0x5Of-aC_XsIiMkX0GsWGpkmOUA/edit#gid=0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uk.mouser.com/new/ams/ams-as5048-sensor/" xlink:type="simple">http://uk.mouser.com/new/ams/ams-as5048-sensor/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handycrowd.com/screws-explained-gauge-size-pilot-holes-and-wall-plugs/" xlink:type="simple">http://handycrowd.com/screws-explained-gauge-size-pilot-holes-and-wall-plugs/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a xlink:href="http://www.bwc.com/shop/dualvee-single-edge-track.html" xlink:type="simple">http://www.bwc.com/shop/dualvee-single-edge-track.html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2"/>
        <table:table-column table:style-name="co12" table:default-cell-style-name="ce61"/>
        <table:table-column table:style-name="co11" table:default-cell-style-name="ce61"/>
        <table:table-column table:style-name="co13" table:default-cell-style-name="ce61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00 steps = 1.8 degre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reprap.org/wiki/Step_rates" xlink:type="simple">http://reprap.org/wiki/Step_rat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prusaprinters.org/calculator/" xlink:type="simple">http://prusaprinters.org/calculator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Steps per rotation</text:p>
          </table:table-cell>
          <table:table-cell table:style-name="ce35"/>
          <table:table-cell table:style-name="ce53"/>
          <table:table-cell office:value-type="float" office:value="200" calcext:value-type="float">
            <text:p>200.00000000</text:p>
          </table:table-cell>
          <table:table-cell table:number-columns-repeated="1019"/>
        </table:table-row>
        <table:table-row table:style-name="ro1">
          <table:table-cell/>
          <table:table-cell table:style-name="ce35" office:value-type="string" calcext:value-type="string">
            <text:p>Degrees per step</text:p>
          </table:table-cell>
          <table:table-cell table:style-name="ce35"/>
          <table:table-cell table:style-name="ce53"/>
          <table:table-cell table:formula="of:=360/[Sheet2.E6]" office:value-type="float" office:value="1.8" calcext:value-type="float">
            <text:p>1.80000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Actuation Type</text:p>
          </table:table-cell>
          <table:table-cell table:style-name="ce35" office:value-type="string" calcext:value-type="string">
            <text:p>Full Steps per mm</text:p>
          </table:table-cell>
          <table:table-cell table:style-name="ce53" office:value-type="string" calcext:value-type="string">
            <text:p>Micro Stepping Ratio(2/4/8)</text:p>
          </table:table-cell>
          <table:table-cell table:style-name="ce62" office:value-type="string" calcext:value-type="string">
            <text:p>Steps per mm</text:p>
          </table:table-cell>
          <table:table-cell table:style-name="ce62" office:value-type="string" calcext:value-type="string">
            <text:p>Full rotation / distance mm</text:p>
          </table:table-cell>
          <table:table-cell table:style-name="ce62" office:value-type="string" calcext:value-type="string">
            <text:p>Distance per step mm</text:p>
          </table:table-cell>
          <table:table-cell table:style-name="ce35" table:number-columns-repeated="1017"/>
        </table:table-row>
        <table:table-row table:style-name="ro1">
          <table:table-cell/>
          <table:table-cell office:value-type="string" calcext:value-type="string">
            <text:p>GT2 20 tooth pulley</text:p>
          </table:table-cell>
          <table:table-cell table:style-name="ce61" office:value-type="float" office:value="5" calcext:value-type="float">
            <text:p>5.00000000</text:p>
          </table:table-cell>
          <table:table-cell office:value-type="float" office:value="1" calcext:value-type="float">
            <text:p>1</text:p>
          </table:table-cell>
          <table:table-cell table:formula="of:=[Sheet2.C11]*[Sheet2.D11]" office:value-type="float" office:value="5" calcext:value-type="float">
            <text:p>5.00000000</text:p>
          </table:table-cell>
          <table:table-cell table:formula="of:=[Sheet2.E6]/[Sheet2.E11]" office:value-type="float" office:value="40" calcext:value-type="float">
            <text:p>40.00000000</text:p>
          </table:table-cell>
          <table:table-cell table:formula="of:=[Sheet2.F11]/[Sheet2.E6]" office:value-type="float" office:value="0.2" calcext:value-type="float">
            <text:p>0.20000000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35" office:value-type="string" calcext:value-type="string">
            <text:p>GT2 30 tooth pulley</text:p>
          </table:table-cell>
          <table:table-cell table:style-name="ce62" office:value-type="float" office:value="3.33" calcext:value-type="float">
            <text:p>3.33000000</text:p>
          </table:table-cell>
          <table:table-cell table:style-name="ce53" office:value-type="float" office:value="1" calcext:value-type="float">
            <text:p>1</text:p>
          </table:table-cell>
          <table:table-cell table:style-name="ce62" table:formula="of:=[Sheet2.C12]*[Sheet2.D12]" office:value-type="float" office:value="3.33" calcext:value-type="float">
            <text:p>3.33000000</text:p>
          </table:table-cell>
          <table:table-cell table:style-name="ce62" table:formula="of:=[Sheet2.E6]/[Sheet2.E12]" office:value-type="float" office:value="60.0600600600601" calcext:value-type="float">
            <text:p>60.06006006</text:p>
          </table:table-cell>
          <table:table-cell table:style-name="ce62" table:formula="of:=[Sheet2.F12]/[Sheet2.E6]" office:value-type="float" office:value="0.3003003003003" calcext:value-type="float">
            <text:p>0.30030030</text:p>
          </table:table-cell>
          <table:table-cell table:style-name="ce35" table:number-columns-repeated="1017"/>
        </table:table-row>
        <table:table-row table:style-name="ro1">
          <table:table-cell/>
          <table:table-cell office:value-type="string" calcext:value-type="string">
            <text:p>standard 8mm threaded rod</text:p>
          </table:table-cell>
          <table:table-cell table:style-name="ce61" office:value-type="float" office:value="160" calcext:value-type="float">
            <text:p>160.00000000</text:p>
          </table:table-cell>
          <table:table-cell office:value-type="float" office:value="1" calcext:value-type="float">
            <text:p>1</text:p>
          </table:table-cell>
          <table:table-cell table:formula="of:=[Sheet2.C13]*[Sheet2.D13]" office:value-type="float" office:value="160" calcext:value-type="float">
            <text:p>160.00000000</text:p>
          </table:table-cell>
          <table:table-cell table:formula="of:=[Sheet2.E6]/[Sheet2.E13]" office:value-type="float" office:value="1.25" calcext:value-type="float">
            <text:p>1.25000000</text:p>
          </table:table-cell>
          <table:table-cell table:formula="of:=[Sheet2.F13]/[Sheet2.E6]" office:value-type="float" office:value="0.00625" calcext:value-type="float">
            <text:p>0.0062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Builds 8mm Metric Acme Lead Screw</text:p>
          </table:table-cell>
          <table:table-cell table:style-name="ce61" office:value-type="float" office:value="100" calcext:value-type="float">
            <text:p>100.00000000</text:p>
          </table:table-cell>
          <table:table-cell office:value-type="float" office:value="1" calcext:value-type="float">
            <text:p>1</text:p>
          </table:table-cell>
          <table:table-cell table:formula="of:=[Sheet2.C14]*[Sheet2.D14]" office:value-type="float" office:value="100" calcext:value-type="float">
            <text:p>100.00000000</text:p>
          </table:table-cell>
          <table:table-cell table:formula="of:=[Sheet2.E6]/[Sheet2.E14]" office:value-type="float" office:value="2" calcext:value-type="float">
            <text:p>2.00000000</text:p>
          </table:table-cell>
          <table:table-cell table:formula="of:=[Sheet2.F14]/[Sheet2.E6]" office:value-type="float" office:value="0.01" calcext:value-type="float">
            <text:p>0.010000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C-Type Extrusion 250mm leng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thout holes, has a Mass of 220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ume 219361.10 cubic millime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can = 15g, so about 15ca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sand is typically used for casting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Have the X Axis independant of the Y Axis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 calcext:value-type="string">
            <text:p>i.e. have the part moved backwards and forwards</text:p>
          </table:table-cell>
          <table:table-cell table:number-columns-repeated="1022"/>
        </table:table-row>
        <table:table-row table:style-name="ro6">
          <table:table-cell/>
          <table:table-cell table:style-name="ce41" office:value-type="string" calcext:value-type="string">
            <text:p>to allow the part to be brought forward after printing, and to avoid accumilation of inaccuracy for multiple axis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 calcext:value-type="string">
            <text:p>also should allow for greater speed for 3d printing</text:p>
          </table:table-cell>
          <table:table-cell table:number-columns-repeated="1022"/>
        </table:table-row>
        <table:table-row table:style-name="ro6">
          <table:table-cell/>
          <table:table-cell table:style-name="ce41" office:value-type="string" calcext:value-type="string">
            <text:p>only down side is that larger parts may be difficult to move, but this is only a mid sized de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forums.reprap.org/read.php?177,67307" xlink:type="simple">http://forums.reprap.org/read.php?177,67307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 think a similar design to the K8200 axis arrangement is the best, but with the X Axis in mo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 Axis (Front to Back) should be at the bottom fixed to the 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 Axis (Top to Bottom) should have 2 gantrys attached to the main 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Axis (Left to Right) should be attached to the Z Ax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ional idea to attach the Y Axis to the Z Gantry for CNCing a big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 turns out the weight on the Y Axis (front to back) can affect the speed / profile, so a weight sensor on the bed might be usefu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Change in Spe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/s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conds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Mas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celeration</text:p>
          </table:table-cell>
          <table:table-cell table:formula="of:=[.C44]/[.C45]" office:value-type="float" office:value="2" calcext:value-type="float">
            <text:p>2</text:p>
          </table:table-cell>
          <table:table-cell office:value-type="string" calcext:value-type="string">
            <text:p>m/s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ce Movement</text:p>
          </table:table-cell>
          <table:table-cell table:formula="of:=[.C46]*[.C47]" office:value-type="float" office:value="1" calcext:value-type="float">
            <text:p>1</text:p>
          </table:table-cell>
          <table:table-cell office:value-type="string" calcext:value-type="string">
            <text:p>Newtons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Force Movement</text:p>
          </table:table-cell>
          <table:table-cell table:style-name="ce35" table:formula="of:=[.C48]/10" office:value-type="float" office:value="0.1" calcext:value-type="float">
            <text:p>0.1</text:p>
          </table:table-cell>
          <table:table-cell table:style-name="ce53" office:value-type="string" calcext:value-type="string">
            <text:p>Kg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st of 8mm 500mm Leadscrew and anti-backlash nut is around £18-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 1 500mm threaded rod from wi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 2 500mm ballscrew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alibaba.com/product-detail/precision-ball-screw-sfu1605-for-cnc_60224722736.html?s=p" xlink:type="simple">http://www.alibaba.com/product-detail/precision-ball-screw-sfu1605-for-cnc_60224722736.html?s=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cnczone.com/forums/linear-and-rotary-motion/261308-affordable-8mm-diameter-ball-screws.html" xlink:type="simple">http://www.cnczone.com/forums/linear-and-rotary-motion/261308-affordable-8mm-diameter-ball-screws.html</text:a>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2:35:36.3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1H38M31S</meta:editing-duration>
    <meta:editing-cycles>155</meta:editing-cycles>
    <meta:generator>LibreOffice/4.4.2.2$Windows_x86 LibreOffice_project/c4c7d32d0d49397cad38d62472b0bc8acff48dd6</meta:generator>
    <dc:date>2015-06-17T02:46:39.064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